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25cm" svg:height="1cm" draw:transform="rotate (-1.5707963267949) translate (9.55cm 1.15cm)">
          <text:p/>
        </draw:rect>
        <draw:g>
          <draw:rect draw:style-name="gr2" draw:text-style-name="P2" draw:layer="layout" svg:width="0.454cm" svg:height="0.5cm" svg:x="8.823cm" svg:y="1.35cm">
            <text:p/>
          </draw:rect>
          <draw:rect draw:style-name="gr3" draw:text-style-name="P2" draw:layer="layout" svg:width="0.227cm" svg:height="0.25cm" svg:x="9.05cm" svg:y="1.35cm">
            <text:p/>
          </draw:rect>
          <draw:rect draw:style-name="gr4" draw:text-style-name="P2" draw:layer="layout" svg:width="0.227cm" svg:height="0.25cm" svg:x="8.823cm" svg:y="1.6cm">
            <text:p/>
          </draw:rect>
        </draw:g>
        <draw:g>
          <draw:rect draw:style-name="gr5" draw:text-style-name="P2" draw:layer="layout" svg:width="0.454cm" svg:height="0.5cm" svg:x="8.823cm" svg:y="2.39cm">
            <text:p/>
          </draw:rect>
          <draw:rect draw:style-name="gr6" draw:text-style-name="P2" draw:layer="layout" svg:width="0.227cm" svg:height="0.25cm" svg:x="9.05cm" svg:y="2.39cm">
            <text:p/>
          </draw:rect>
          <draw:rect draw:style-name="gr7" draw:text-style-name="P2" draw:layer="layout" svg:width="0.227cm" svg:height="0.25cm" svg:x="8.823cm" svg:y="2.64cm">
            <text:p/>
          </draw:rect>
        </draw:g>
        <draw:g>
          <draw:rect draw:style-name="gr8" draw:text-style-name="P2" draw:layer="layout" svg:width="0.454cm" svg:height="0.5cm" svg:x="8.823cm" svg:y="3.43cm">
            <text:p/>
          </draw:rect>
          <draw:rect draw:style-name="gr9" draw:text-style-name="P2" draw:layer="layout" svg:width="0.227cm" svg:height="0.25cm" svg:x="9.05cm" svg:y="3.43cm">
            <text:p/>
          </draw:rect>
          <draw:rect draw:style-name="gr10" draw:text-style-name="P2" draw:layer="layout" svg:width="0.227cm" svg:height="0.25cm" svg:x="8.823cm" svg:y="3.68cm">
            <text:p/>
          </draw:rect>
        </draw:g>
        <draw:g>
          <draw:rect draw:style-name="gr11" draw:text-style-name="P2" draw:layer="layout" svg:width="0.454cm" svg:height="0.5cm" svg:x="8.823cm" svg:y="4.47cm">
            <text:p/>
          </draw:rect>
          <draw:rect draw:style-name="gr12" draw:text-style-name="P2" draw:layer="layout" svg:width="0.227cm" svg:height="0.25cm" svg:x="9.05cm" svg:y="4.47cm">
            <text:p/>
          </draw:rect>
          <draw:rect draw:style-name="gr13" draw:text-style-name="P2" draw:layer="layout" svg:width="0.227cm" svg:height="0.25cm" svg:x="8.823cm" svg:y="4.72cm">
            <text:p/>
          </draw:rect>
        </draw:g>
        <draw:g>
          <draw:rect draw:style-name="gr14" draw:text-style-name="P2" draw:layer="layout" svg:width="0.454cm" svg:height="0.5cm" svg:x="8.823cm" svg:y="5.51cm">
            <text:p/>
          </draw:rect>
          <draw:rect draw:style-name="gr15" draw:text-style-name="P2" draw:layer="layout" svg:width="0.227cm" svg:height="0.25cm" svg:x="9.05cm" svg:y="5.51cm">
            <text:p/>
          </draw:rect>
          <draw:rect draw:style-name="gr16" draw:text-style-name="P2" draw:layer="layout" svg:width="0.227cm" svg:height="0.25cm" svg:x="8.823cm" svg:y="5.76cm">
            <text:p/>
          </draw:rect>
        </draw:g>
        <draw:g>
          <draw:rect draw:style-name="gr17" draw:text-style-name="P2" draw:layer="layout" svg:width="0.454cm" svg:height="0.5cm" svg:x="8.823cm" svg:y="6.55cm">
            <text:p/>
          </draw:rect>
          <draw:rect draw:style-name="gr18" draw:text-style-name="P2" draw:layer="layout" svg:width="0.227cm" svg:height="0.25cm" svg:x="9.05cm" svg:y="6.55cm">
            <text:p/>
          </draw:rect>
          <draw:rect draw:style-name="gr19" draw:text-style-name="P2" draw:layer="layout" svg:width="0.227cm" svg:height="0.25cm" svg:x="8.823cm" svg:y="6.8cm">
            <text:p/>
          </draw:rect>
        </draw:g>
        <draw:g>
          <draw:rect draw:style-name="gr20" draw:text-style-name="P2" draw:layer="layout" svg:width="0.454cm" svg:height="0.5cm" svg:x="8.823cm" svg:y="7.59cm">
            <text:p/>
          </draw:rect>
          <draw:rect draw:style-name="gr21" draw:text-style-name="P2" draw:layer="layout" svg:width="0.227cm" svg:height="0.25cm" svg:x="9.05cm" svg:y="7.59cm">
            <text:p/>
          </draw:rect>
          <draw:rect draw:style-name="gr22" draw:text-style-name="P2" draw:layer="layout" svg:width="0.227cm" svg:height="0.25cm" svg:x="8.823cm" svg:y="7.84cm">
            <text:p/>
          </draw:rect>
        </draw:g>
        <draw:g>
          <draw:rect draw:style-name="gr23" draw:text-style-name="P2" draw:layer="layout" svg:width="0.454cm" svg:height="0.5cm" svg:x="8.823cm" svg:y="8.63cm">
            <text:p/>
          </draw:rect>
          <draw:rect draw:style-name="gr24" draw:text-style-name="P2" draw:layer="layout" svg:width="0.227cm" svg:height="0.25cm" svg:x="9.05cm" svg:y="8.63cm">
            <text:p/>
          </draw:rect>
          <draw:rect draw:style-name="gr25" draw:text-style-name="P2" draw:layer="layout" svg:width="0.227cm" svg:height="0.25cm" svg:x="8.823cm" svg:y="8.88cm">
            <text:p/>
          </draw:rect>
        </draw:g>
        <draw:g>
          <draw:rect draw:style-name="gr26" draw:text-style-name="P2" draw:layer="layout" svg:width="0.454cm" svg:height="0.5cm" svg:x="8.823cm" svg:y="9.67cm">
            <text:p/>
          </draw:rect>
          <draw:rect draw:style-name="gr27" draw:text-style-name="P2" draw:layer="layout" svg:width="0.227cm" svg:height="0.25cm" svg:x="9.05cm" svg:y="9.67cm">
            <text:p/>
          </draw:rect>
          <draw:rect draw:style-name="gr28" draw:text-style-name="P2" draw:layer="layout" svg:width="0.227cm" svg:height="0.25cm" svg:x="8.823cm" svg:y="9.92cm">
            <text:p/>
          </draw:rect>
        </draw:g>
        <draw:g>
          <draw:rect draw:style-name="gr29" draw:text-style-name="P2" draw:layer="layout" svg:width="0.454cm" svg:height="0.5cm" svg:x="8.823cm" svg:y="10.71cm">
            <text:p/>
          </draw:rect>
          <draw:rect draw:style-name="gr30" draw:text-style-name="P2" draw:layer="layout" svg:width="0.227cm" svg:height="0.25cm" svg:x="9.05cm" svg:y="10.71cm">
            <text:p/>
          </draw:rect>
          <draw:rect draw:style-name="gr31" draw:text-style-name="P2" draw:layer="layout" svg:width="0.227cm" svg:height="0.25cm" svg:x="8.823cm" svg:y="10.96cm">
            <text:p/>
          </draw:rect>
        </draw:g>
        <draw:g>
          <draw:rect draw:style-name="gr32" draw:text-style-name="P2" draw:layer="layout" svg:width="0.454cm" svg:height="0.5cm" svg:x="8.823cm" svg:y="11.75cm">
            <text:p/>
          </draw:rect>
          <draw:rect draw:style-name="gr33" draw:text-style-name="P2" draw:layer="layout" svg:width="0.227cm" svg:height="0.25cm" svg:x="9.05cm" svg:y="11.75cm">
            <text:p/>
          </draw:rect>
          <draw:rect draw:style-name="gr34" draw:text-style-name="P2" draw:layer="layout" svg:width="0.227cm" svg:height="0.25cm" svg:x="8.823cm" svg:y="12cm">
            <text:p/>
          </draw:rect>
        </draw:g>
        <draw:g>
          <draw:rect draw:style-name="gr35" draw:text-style-name="P2" draw:layer="layout" svg:width="0.454cm" svg:height="0.5cm" svg:x="8.823cm" svg:y="12.79cm">
            <text:p/>
          </draw:rect>
          <draw:rect draw:style-name="gr36" draw:text-style-name="P2" draw:layer="layout" svg:width="0.227cm" svg:height="0.25cm" svg:x="9.05cm" svg:y="12.79cm">
            <text:p/>
          </draw:rect>
          <draw:rect draw:style-name="gr37" draw:text-style-name="P2" draw:layer="layout" svg:width="0.227cm" svg:height="0.25cm" svg:x="8.823cm" svg:y="13.04cm">
            <text:p/>
          </draw:rect>
        </draw:g>
        <draw:g>
          <draw:rect draw:style-name="gr38" draw:text-style-name="P2" draw:layer="layout" svg:width="0.454cm" svg:height="0.5cm" svg:x="8.823cm" svg:y="13.83cm">
            <text:p/>
          </draw:rect>
          <draw:rect draw:style-name="gr39" draw:text-style-name="P2" draw:layer="layout" svg:width="0.227cm" svg:height="0.25cm" svg:x="9.05cm" svg:y="13.83cm">
            <text:p/>
          </draw:rect>
          <draw:rect draw:style-name="gr40" draw:text-style-name="P2" draw:layer="layout" svg:width="0.227cm" svg:height="0.25cm" svg:x="8.823cm" svg:y="14.08cm">
            <text:p/>
          </draw:rect>
        </draw:g>
        <draw:g>
          <draw:rect draw:style-name="gr41" draw:text-style-name="P2" draw:layer="layout" svg:width="0.454cm" svg:height="0.5cm" svg:x="8.823cm" svg:y="14.87cm">
            <text:p/>
          </draw:rect>
          <draw:rect draw:style-name="gr42" draw:text-style-name="P2" draw:layer="layout" svg:width="0.227cm" svg:height="0.25cm" svg:x="9.05cm" svg:y="14.87cm">
            <text:p/>
          </draw:rect>
          <draw:rect draw:style-name="gr43" draw:text-style-name="P2" draw:layer="layout" svg:width="0.227cm" svg:height="0.25cm" svg:x="8.823cm" svg:y="15.12cm">
            <text:p/>
          </draw:rect>
        </draw:g>
        <draw:g>
          <draw:rect draw:style-name="gr44" draw:text-style-name="P2" draw:layer="layout" svg:width="0.454cm" svg:height="0.5cm" svg:x="8.823cm" svg:y="15.91cm">
            <text:p/>
          </draw:rect>
          <draw:rect draw:style-name="gr45" draw:text-style-name="P2" draw:layer="layout" svg:width="0.227cm" svg:height="0.25cm" svg:x="9.05cm" svg:y="15.91cm">
            <text:p/>
          </draw:rect>
          <draw:rect draw:style-name="gr46" draw:text-style-name="P2" draw:layer="layout" svg:width="0.227cm" svg:height="0.25cm" svg:x="8.823cm" svg:y="16.16cm">
            <text:p/>
          </draw:rect>
        </draw:g>
        <draw:g>
          <draw:rect draw:style-name="gr47" draw:text-style-name="P2" draw:layer="layout" svg:width="0.454cm" svg:height="0.5cm" svg:x="8.823cm" svg:y="16.95cm">
            <text:p/>
          </draw:rect>
          <draw:rect draw:style-name="gr48" draw:text-style-name="P2" draw:layer="layout" svg:width="0.227cm" svg:height="0.25cm" svg:x="9.05cm" svg:y="16.95cm">
            <text:p/>
          </draw:rect>
          <draw:rect draw:style-name="gr49" draw:text-style-name="P2" draw:layer="layout" svg:width="0.227cm" svg:height="0.25cm" svg:x="8.823cm" svg:y="17.2cm">
            <text:p/>
          </draw:rect>
        </draw:g>
        <draw:g>
          <draw:rect draw:style-name="gr50" draw:text-style-name="P2" draw:layer="layout" svg:width="0.454cm" svg:height="0.5cm" svg:x="8.823cm" svg:y="17.99cm">
            <text:p/>
          </draw:rect>
          <draw:rect draw:style-name="gr51" draw:text-style-name="P2" draw:layer="layout" svg:width="0.227cm" svg:height="0.25cm" svg:x="9.05cm" svg:y="17.99cm">
            <text:p/>
          </draw:rect>
          <draw:rect draw:style-name="gr52" draw:text-style-name="P2" draw:layer="layout" svg:width="0.227cm" svg:height="0.25cm" svg:x="8.823cm" svg:y="18.24cm">
            <text:p/>
          </draw:rect>
        </draw:g>
        <draw:g>
          <draw:rect draw:style-name="gr53" draw:text-style-name="P2" draw:layer="layout" svg:width="0.454cm" svg:height="0.5cm" svg:x="8.823cm" svg:y="19.03cm">
            <text:p/>
          </draw:rect>
          <draw:rect draw:style-name="gr54" draw:text-style-name="P2" draw:layer="layout" svg:width="0.227cm" svg:height="0.25cm" svg:x="9.05cm" svg:y="19.03cm">
            <text:p/>
          </draw:rect>
          <draw:rect draw:style-name="gr55" draw:text-style-name="P2" draw:layer="layout" svg:width="0.227cm" svg:height="0.25cm" svg:x="8.823cm" svg:y="19.28cm">
            <text:p/>
          </draw:rect>
        </draw:g>
        <draw:g>
          <draw:rect draw:style-name="gr56" draw:text-style-name="P2" draw:layer="layout" svg:width="0.454cm" svg:height="0.5cm" svg:x="8.823cm" svg:y="20.07cm">
            <text:p/>
          </draw:rect>
          <draw:rect draw:style-name="gr57" draw:text-style-name="P2" draw:layer="layout" svg:width="0.227cm" svg:height="0.25cm" svg:x="9.05cm" svg:y="20.07cm">
            <text:p/>
          </draw:rect>
          <draw:rect draw:style-name="gr58" draw:text-style-name="P2" draw:layer="layout" svg:width="0.227cm" svg:height="0.25cm" svg:x="8.823cm" svg:y="20.32cm">
            <text:p/>
          </draw:rect>
        </draw:g>
        <draw:g>
          <draw:rect draw:style-name="gr59" draw:text-style-name="P2" draw:layer="layout" svg:width="0.454cm" svg:height="0.5cm" svg:x="8.823cm" svg:y="21.11cm">
            <text:p/>
          </draw:rect>
          <draw:rect draw:style-name="gr60" draw:text-style-name="P2" draw:layer="layout" svg:width="0.227cm" svg:height="0.25cm" svg:x="9.05cm" svg:y="21.11cm">
            <text:p/>
          </draw:rect>
          <draw:rect draw:style-name="gr61" draw:text-style-name="P2" draw:layer="layout" svg:width="0.227cm" svg:height="0.25cm" svg:x="8.823cm" svg:y="21.36cm">
            <text:p/>
          </draw:rect>
        </draw:g>
        <draw:g>
          <draw:rect draw:style-name="gr62" draw:text-style-name="P2" draw:layer="layout" svg:width="0.454cm" svg:height="0.5cm" svg:x="8.823cm" svg:y="22.15cm">
            <text:p/>
          </draw:rect>
          <draw:rect draw:style-name="gr63" draw:text-style-name="P2" draw:layer="layout" svg:width="0.227cm" svg:height="0.25cm" svg:x="9.05cm" svg:y="22.15cm">
            <text:p/>
          </draw:rect>
          <draw:rect draw:style-name="gr64" draw:text-style-name="P2" draw:layer="layout" svg:width="0.227cm" svg:height="0.25cm" svg:x="8.823cm" svg:y="22.4cm">
            <text:p/>
          </draw:rect>
        </draw:g>
        <draw:g>
          <draw:rect draw:style-name="gr65" draw:text-style-name="P2" draw:layer="layout" svg:width="0.454cm" svg:height="0.5cm" svg:x="8.823cm" svg:y="23.19cm">
            <text:p/>
          </draw:rect>
          <draw:rect draw:style-name="gr66" draw:text-style-name="P2" draw:layer="layout" svg:width="0.227cm" svg:height="0.25cm" svg:x="9.05cm" svg:y="23.19cm">
            <text:p/>
          </draw:rect>
          <draw:rect draw:style-name="gr67" draw:text-style-name="P2" draw:layer="layout" svg:width="0.227cm" svg:height="0.25cm" svg:x="8.823cm" svg:y="23.44cm">
            <text:p/>
          </draw:rect>
        </draw:g>
        <draw:g>
          <draw:rect draw:style-name="gr68" draw:text-style-name="P2" draw:layer="layout" svg:width="0.454cm" svg:height="0.5cm" svg:x="8.823cm" svg:y="24.23cm">
            <text:p/>
          </draw:rect>
          <draw:rect draw:style-name="gr69" draw:text-style-name="P2" draw:layer="layout" svg:width="0.227cm" svg:height="0.25cm" svg:x="9.05cm" svg:y="24.23cm">
            <text:p/>
          </draw:rect>
          <draw:rect draw:style-name="gr70" draw:text-style-name="P2" draw:layer="layout" svg:width="0.227cm" svg:height="0.25cm" svg:x="8.823cm" svg:y="24.48cm">
            <text:p/>
          </draw:rect>
        </draw:g>
        <draw:g>
          <draw:rect draw:style-name="gr71" draw:text-style-name="P2" draw:layer="layout" svg:width="0.454cm" svg:height="0.5cm" svg:x="8.823cm" svg:y="25.27cm">
            <text:p/>
          </draw:rect>
          <draw:rect draw:style-name="gr72" draw:text-style-name="P2" draw:layer="layout" svg:width="0.227cm" svg:height="0.25cm" svg:x="9.05cm" svg:y="25.27cm">
            <text:p/>
          </draw:rect>
          <draw:rect draw:style-name="gr73" draw:text-style-name="P2" draw:layer="layout" svg:width="0.227cm" svg:height="0.25cm" svg:x="8.823cm" svg:y="25.52cm">
            <text:p/>
          </draw:rect>
        </draw:g>
        <draw:g>
          <draw:rect draw:style-name="gr74" draw:text-style-name="P2" draw:layer="layout" svg:width="0.454cm" svg:height="0.5cm" svg:x="8.823cm" svg:y="26.31cm">
            <text:p/>
          </draw:rect>
          <draw:rect draw:style-name="gr75" draw:text-style-name="P2" draw:layer="layout" svg:width="0.227cm" svg:height="0.25cm" svg:x="9.05cm" svg:y="26.31cm">
            <text:p/>
          </draw:rect>
          <draw:rect draw:style-name="gr76" draw:text-style-name="P2" draw:layer="layout" svg:width="0.227cm" svg:height="0.25cm" svg:x="8.823cm" svg:y="26.56cm">
            <text:p/>
          </draw:rect>
        </draw:g>
        <draw:g>
          <draw:rect draw:style-name="gr77" draw:text-style-name="P2" draw:layer="layout" svg:width="0.454cm" svg:height="0.5cm" svg:x="8.823cm" svg:y="27.35cm">
            <text:p/>
          </draw:rect>
          <draw:rect draw:style-name="gr78" draw:text-style-name="P2" draw:layer="layout" svg:width="0.227cm" svg:height="0.25cm" svg:x="9.05cm" svg:y="27.35cm">
            <text:p/>
          </draw:rect>
          <draw:rect draw:style-name="gr79" draw:text-style-name="P2" draw:layer="layout" svg:width="0.227cm" svg:height="0.25cm" svg:x="8.823cm" svg:y="27.6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0:14:14.147000000</meta:creation-date>
    <dc:date>2017-08-22T10:14:48.982000000</dc:date>
    <meta:editing-duration>PT35S</meta:editing-duration>
    <meta:editing-cycles>1</meta:editing-cycles>
    <meta:document-statistic meta:object-count="105"/>
    <meta:generator>LibreOffice/5.4.0.3$Windows_x86 LibreOffice_project/7556cbc6811c9d992f4064ab9287069087d7f62c</meta:generator>
  </office:meta>
</office:document-meta>
</file>